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uristica" svg:font-family="Heuristica"/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24pt" officeooo:paragraph-rsid="001e7802" style:font-size-asian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e7802" officeooo:paragraph-rsid="001e7802" style:font-size-asian="24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1e7802" style:font-size-asian="16pt"/>
    </style:style>
    <style:style style:name="P5" style:family="paragraph" style:parent-style-name="Standard" style:master-page-name="Convert_20_1">
      <style:paragraph-properties fo:text-align="center" style:justify-single-word="false" style:page-number="1"/>
      <style:text-properties fo:font-size="24pt" officeooo:rsid="0023acac" officeooo:paragraph-rsid="0023acac" style:font-size-asian="24pt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201513" officeooo:paragraph-rsid="00201513"/>
    </style:style>
    <style:style style:name="P7" style:family="paragraph" style:parent-style-name="Standard">
      <style:paragraph-properties fo:text-align="center" style:justify-single-word="false"/>
      <style:text-properties officeooo:rsid="00201513" officeooo:paragraph-rsid="00201513"/>
    </style:style>
    <style:style style:name="P8" style:family="paragraph" style:parent-style-name="Head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  <style:text-properties fo:font-size="11pt" officeooo:rsid="0025ab51" officeooo:paragraph-rsid="0025ab51" style:font-size-asian="11pt" style:font-size-complex="11pt"/>
    </style:style>
    <style:style style:name="T1" style:family="text">
      <style:text-properties officeooo:rsid="001e7802"/>
    </style:style>
    <style:style style:name="T2" style:family="text">
      <style:text-properties officeooo:rsid="00222698"/>
    </style:style>
    <style:style style:name="T3" style:family="text">
      <style:text-properties officeooo:rsid="0025b7d1"/>
    </style:style>
    <style:style style:name="T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Post</text:p>
      <text:p text:style-name="P4"/>
      <text:p text:style-name="P4"/>
      <text:p text:style-name="P4"/>
      <text:p text:style-name="P2">S<text:span text:style-name="T2">ystem Design Document</text:span></text:p>
      <text:p text:style-name="P4"/>
      <text:p text:style-name="P2">Version <text:span text:style-name="T1">1.0</text:span></text:p>
      <text:p text:style-name="P4"/>
      <text:p text:style-name="P3">18 April 2014</text:p>
      <text:p text:style-name="P4"/>
      <text:p text:style-name="P4"/>
      <text:p text:style-name="P4"/>
      <text:p text:style-name="P3">Melkisedek Hamakali 211053686</text:p>
      <text:p text:style-name="P2">Lead Software Engineer</text:p>
      <text:p text:style-name="P4"/>
      <text:p text:style-name="P4"/>
      <text:p text:style-name="P4"/>
      <text:p text:style-name="P4"/>
      <text:p text:style-name="P4"/>
      <text:p text:style-name="P4">Prepared for <text:span text:style-name="T1">Procedural Programming</text:span></text:p>
      <text:p text:style-name="P4"><text:span text:style-name="T1">Lecture</text:span>r: <text:span text:style-name="T1">Gereon Kapuire</text:span></text:p>
      <text:p text:style-name="P7"><text:lin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uristica" svg:font-family="Heuristica"/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uristica" fo:font-size="11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uristica" fo:font-size="11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1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0.318cm"/>
          <style:tab-stop style:position="0.635cm"/>
          <style:tab-stop style:position="1.27cm"/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0.318cm"/>
          <style:tab-stop style:position="0.635cm"/>
          <style:tab-stop style:position="1.27cm"/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  <style:text-properties fo:font-size="11pt" officeooo:rsid="0025ab51" officeooo:paragraph-rsid="0025ab51" style:font-size-asian="11pt" style:font-size-complex="11pt"/>
    </style:style>
    <style:style style:name="MP2" style:family="paragraph" style:parent-style-name="Footer">
      <style:paragraph-properties>
        <style:tab-stops>
          <style:tab-stop style:position="0.318cm"/>
          <style:tab-stop style:position="0.635cm"/>
          <style:tab-stop style:position="1.27cm"/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5b7d1"/>
    </style:style>
    <style:style style:name="MT2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NotePost</text:p>
      </style:header>
      <style:header-first>
        <text:p text:style-name="Header_20_left"/>
      </style:header-first>
      <style:footer>
        <text:p text:style-name="MP2">S<text:span text:style-name="MT1">ystem Design Document</text:span><text:tab/><text:tab/>Page <text:span text:style-name="Page_20_Number"><text:page-number text:select-page="current">iii</text:page-number></text:span><text:tab/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kisedek Hamakali</meta:initial-creator>
    <meta:creation-date>2014-04-18T20:13:29.910296522</meta:creation-date>
    <dc:date>2014-04-25T16:38:16.211320276</dc:date>
    <dc:creator>Melkisedek Hamakali</dc:creator>
    <meta:editing-duration>PT1M20S</meta:editing-duration>
    <meta:editing-cycles>8</meta:editing-cycles>
    <meta:generator>LibreOffice/4.2.3.3$Linux_X86_64 LibreOffice_project/420m0$Build-3</meta:generator>
    <meta:document-statistic meta:table-count="0" meta:image-count="0" meta:object-count="0" meta:page-count="3" meta:paragraph-count="11" meta:word-count="28" meta:character-count="206" meta:non-whitespace-character-count="184"/>
  </office:meta>
</office:document-meta>
</file>